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pNamespaceHandlerReturningTests.testReturningOnReturning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NamespaceHandlerReturningTests.testParseReturningOnOtherAdvi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